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6d60" officeooo:paragraph-rsid="00066d60"/>
    </style:style>
    <style:style style:name="P2" style:family="paragraph" style:parent-style-name="Standard" style:list-style-name="L1">
      <style:text-properties officeooo:rsid="00066d60" officeooo:paragraph-rsid="00066d60" fo:background-color="#00ff00"/>
    </style:style>
    <style:style style:name="P3" style:family="paragraph" style:parent-style-name="Standard" style:list-style-name="L1">
      <style:text-properties officeooo:rsid="0009300b" officeooo:paragraph-rsid="0009300b" fo:background-color="#00ff00"/>
    </style:style>
    <style:style style:name="P4" style:family="paragraph" style:parent-style-name="Standard" style:list-style-name="L1">
      <style:text-properties officeooo:rsid="0009300b" officeooo:paragraph-rsid="0009eb08" fo:background-color="#00ff00"/>
    </style:style>
    <style:style style:name="P5" style:family="paragraph" style:parent-style-name="Standard" style:list-style-name="L1">
      <style:text-properties officeooo:rsid="0009eb08" officeooo:paragraph-rsid="0009eb08" fo:background-color="#00ff00"/>
    </style:style>
    <style:style style:name="P6" style:family="paragraph" style:parent-style-name="Standard" style:list-style-name="L1">
      <style:text-properties officeooo:rsid="000a41d3" officeooo:paragraph-rsid="000a41d3" fo:background-color="#00ff00"/>
    </style:style>
    <style:style style:name="P7" style:family="paragraph" style:parent-style-name="Standard" style:list-style-name="L1">
      <style:text-properties officeooo:rsid="0007b16c" officeooo:paragraph-rsid="0007b16c"/>
    </style:style>
    <style:style style:name="T1" style:family="text">
      <style:text-properties officeooo:rsid="0007b16c"/>
    </style:style>
    <style:style style:name="T2" style:family="text">
      <style:text-properties officeooo:rsid="0009300b"/>
    </style:style>
    <style:style style:name="T3" style:family="text">
      <style:text-properties officeooo:rsid="0009eb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M32-ETH Requirements</text:h>
      <text:p text:style-name="P1"/>
      <text:list xml:id="list6366987127308152479" text:style-name="L1">
        <text:list-item>
          <text:p text:style-name="P2">Mechanical connect to the two PMOD connectors on ZED</text:p>
        </text:list-item>
        <text:list-item>
          <text:p text:style-name="P2">Power – jumper select from PMOD or local PSU</text:p>
        </text:list-item>
        <text:list-item>
          <text:p text:style-name="P2">Local PSU 3.3V step-down from 12V</text:p>
        </text:list-item>
        <text:list-item>
          <text:p text:style-name="P3">Crystal 25MHz</text:p>
        </text:list-item>
        <text:list-item>
          <text:p text:style-name="P2">STM32F107, LQFP64</text:p>
        </text:list-item>
        <text:list-item>
          <text:p text:style-name="P2">Reset button</text:p>
        </text:list-item>
        <text:list-item>
          <text:p text:style-name="P2">User button</text:p>
        </text:list-item>
        <text:list-item>
          <text:p text:style-name="P2">User LED</text:p>
        </text:list-item>
        <text:list-item>
          <text:p text:style-name="P2">Power-on LED</text:p>
        </text:list-item>
        <text:list-item>
          <text:p text:style-name="P2">PMOD0 – Ethernet RMII <text:span text:style-name="T2">via 22R</text:span></text:p>
        </text:list-item>
        <text:list-item>
          <text:p text:style-name="P2">PMOD1 – SPI/GPIO, <text:span text:style-name="T3">ETH SMI (MDC, MDIO)</text:span></text:p>
        </text:list-item>
        <text:list-item>
          <text:p text:style-name="P5">PMOD0,1 – ready for RGMII</text:p>
        </text:list-item>
        <text:list-item>
          <text:p text:style-name="P4">STM MCO pin – via 0R to RMII Clock</text:p>
        </text:list-item>
        <text:list-item>
          <text:p text:style-name="P2">UART connector, 3V3 levels</text:p>
        </text:list-item>
        <text:list-item>
          <text:p text:style-name="P2">JTAG/SWD <text:span text:style-name="T1">for STLINK/V2</text:span></text:p>
        </text:list-item>
        <text:list-item>
          <text:p text:style-name="P7">All GPIO on pin header</text:p>
        </text:list-item>
        <text:list-item>
          <text:p text:style-name="P5">USB connector</text:p>
        </text:list-item>
        <text:list-item>
          <text:p text:style-name="P6">Screws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20:43:03.174774584</meta:creation-date>
    <dc:date>2015-11-17T21:49:58.443000000</dc:date>
    <meta:editing-duration>PT2H33M27S</meta:editing-duration>
    <meta:editing-cycles>7</meta:editing-cycles>
    <meta:generator>LibreOffice/4.4.1.2$Windows_x86 LibreOffice_project/45e2de17089c24a1fa810c8f975a7171ba4cd432</meta:generator>
    <dc:creator>Jaroslav Sýkora</dc:creator>
    <meta:document-statistic meta:table-count="0" meta:image-count="0" meta:object-count="0" meta:page-count="1" meta:paragraph-count="19" meta:word-count="93" meta:character-count="456" meta:non-whitespace-character-count="395"/>
  </office:meta>
</office:document-meta>
</file>